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88469"/>
    </style:style>
    <style:style style:name="P3" style:family="paragraph" style:parent-style-name="Text_20_body">
      <style:text-properties officeooo:paragraph-rsid="00168519"/>
    </style:style>
    <style:style style:name="P4" style:family="paragraph" style:parent-style-name="Text_20_body">
      <style:text-properties officeooo:paragraph-rsid="00188469"/>
    </style:style>
    <style:style style:name="P5" style:family="paragraph" style:parent-style-name="Text_20_body" style:list-style-name="L2"/>
    <style:style style:name="P6" style:family="paragraph" style:parent-style-name="Text_20_body">
      <style:text-properties officeooo:paragraph-rsid="0019905a"/>
    </style:style>
    <style:style style:name="P7" style:family="paragraph" style:parent-style-name="Text_20_body" style:list-style-name="L3"/>
    <style:style style:name="P8" style:family="paragraph" style:parent-style-name="Text_20_body">
      <style:text-properties officeooo:paragraph-rsid="001d2e4b"/>
    </style:style>
    <style:style style:name="P9" style:family="paragraph" style:parent-style-name="Text_20_body">
      <style:text-properties officeooo:paragraph-rsid="001e065d"/>
    </style:style>
    <style:style style:name="P10" style:family="paragraph" style:parent-style-name="Text_20_body">
      <style:text-properties officeooo:paragraph-rsid="001f5185"/>
    </style:style>
    <style:style style:name="P11" style:family="paragraph" style:parent-style-name="Text_20_body">
      <style:text-properties officeooo:paragraph-rsid="001ff1e7"/>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1">
      <style:paragraph-properties fo:margin-top="0in" fo:margin-bottom="0in" loext:contextual-spacing="false"/>
      <style:text-properties officeooo:paragraph-rsid="00188469"/>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Heading_20_3">
      <style:text-properties officeooo:rsid="00188469" officeooo:paragraph-rsid="00188469"/>
    </style:style>
    <style:style style:name="P17" style:family="paragraph" style:parent-style-name="Heading_20_3">
      <style:text-properties officeooo:rsid="001e065d" officeooo:paragraph-rsid="001e065d"/>
    </style:style>
    <style:style style:name="P18" style:family="paragraph" style:parent-style-name="Heading_20_3">
      <style:text-properties officeooo:rsid="001ff1e7" officeooo:paragraph-rsid="001ff1e7"/>
    </style:style>
    <style:style style:name="P19" style:family="paragraph" style:parent-style-name="Heading_20_2">
      <style:text-properties officeooo:rsid="00168519" officeooo:paragraph-rsid="00168519"/>
    </style:style>
    <style:style style:name="P20" style:family="paragraph" style:parent-style-name="Heading_20_2">
      <style:text-properties officeooo:rsid="00168519" officeooo:paragraph-rsid="00188469"/>
    </style:style>
    <style:style style:name="P21" style:family="paragraph" style:parent-style-name="Heading_20_2">
      <style:text-properties officeooo:rsid="00188469" officeooo:paragraph-rsid="00188469"/>
    </style:style>
    <style:style style:name="P22" style:family="paragraph" style:parent-style-name="Heading_20_2">
      <style:text-properties officeooo:rsid="0019905a" officeooo:paragraph-rsid="0019905a"/>
    </style:style>
    <style:style style:name="P23" style:family="paragraph" style:parent-style-name="Heading_20_2">
      <style:text-properties officeooo:rsid="001d2e4b" officeooo:paragraph-rsid="001d2e4b"/>
    </style:style>
    <style:style style:name="P24" style:family="paragraph" style:parent-style-name="Heading_20_2">
      <style:text-properties officeooo:paragraph-rsid="001d2e4b"/>
    </style:style>
    <style:style style:name="P25" style:family="paragraph" style:parent-style-name="Heading_20_2">
      <style:text-properties officeooo:rsid="001f5185" officeooo:paragraph-rsid="001f5185"/>
    </style:style>
    <style:style style:name="P26" style:family="paragraph" style:parent-style-name="Heading_20_2">
      <style:text-properties officeooo:rsid="001ff1e7" officeooo:paragraph-rsid="001ff1e7"/>
    </style:style>
    <style:style style:name="P27" style:family="paragraph" style:parent-style-name="Heading_20_2">
      <style:text-properties officeooo:rsid="0021eb80" officeooo:paragraph-rsid="0021eb80"/>
    </style:style>
    <style:style style:name="P28" style:family="paragraph" style:parent-style-name="Standard">
      <style:text-properties officeooo:paragraph-rsid="00188469"/>
    </style:style>
    <style:style style:name="P29" style:family="paragraph" style:parent-style-name="Heading_20_1">
      <style:text-properties officeooo:paragraph-rsid="00188469"/>
    </style:style>
    <style:style style:name="T1" style:family="text">
      <style:text-properties officeooo:rsid="001d2e4b"/>
    </style:style>
    <style:style style:name="T2" style:family="text">
      <style:text-properties officeooo:rsid="001ff1e7"/>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pic 01 - Introduction to Bootstrap">
        <text:h text:style-name="P29" text:outline-level="1">Introduction to Bootstrap: Objectives and Outcomes</text:h>
        <text:p text:style-name="P4">In this lesson, you will be given a quick overview of front-end UI frameworks, and an introduction to Bootstrap. The exercises will introduce you to getting started with Bootstrap for your web project. At the end of this lesson, you will be able to:</text:p>
        <text:list xml:id="list8742512340317412041" text:style-name="L1">
          <text:list-item>
            <text:p text:style-name="P13">Identify the purpose of using front-end UI frameworks in web design and development</text:p>
          </text:list-item>
          <text:list-item>
            <text:p text:style-name="P13">Set up a project with Bootstrap support</text:p>
          </text:list-item>
          <text:list-item>
            <text:p text:style-name="P13">Configure a web project to use Bootstrap</text:p>
          </text:list-item>
          <text:list-item>
            <text:p text:style-name="P2">Become familiar with the basic features of Bootstrap</text:p>
          </text:list-item>
        </text:list>
        <text:p text:style-name="P28"/>
        <text:h text:style-name="P20" text:outline-level="2">Introduction to Bootstrap</text:h>
        <text:p text:style-name="P4"/>
        <text:p text:style-name="P4"/>
        <text:p text:style-name="P4"/>
        <text:h text:style-name="P20" text:outline-level="2">Getting Started with Bootstrap</text:h>
        <text:p text:style-name="P4"/>
        <text:p text:style-name="P4"/>
        <text:p text:style-name="P4"/>
        <text:h text:style-name="P16" text:outline-level="3">Setting Up a Development Environment</text:h>
        <text:p text:style-name="P4"/>
        <text:h text:style-name="P16" text:outline-level="3">Exercise 1 – Getting Started with Bootstrap</text:h>
        <text:p text:style-name="P4"/>
        <text:p text:style-name="P4"/>
        <text:h text:style-name="P21" text:outline-level="2">Additional Resources</text:h>
        <text:p text:style-name="P4"/>
        <text:p text:style-name="P4"/>
      </text:section>
      <text:section text:style-name="Sect1" text:name="Topic 02 - Responsive Design &amp; Bootstrap Grid System">
        <text:h text:style-name="Heading_20_1" text:outline-level="1"><text:soft-page-break/>Responsive Design and Bootstrap Grid System: Objectives and Outcomes</text:h>
        <text:p text:style-name="Text_20_body">In this lesson, you will be given an overview of responsive web design and an introduction to the Bootstrap grid system. The exercises will concentrate on enhancing your web project using the Bootstrap grid in order to make it responsive. At the end of this lesson, you will be able to:</text:p>
        <text:list xml:id="list6777919610204890884" text:style-name="L2">
          <text:list-item>
            <text:p text:style-name="P14">Understand the reasons for using responsive web design in a web project</text:p>
          </text:list-item>
          <text:list-item>
            <text:p text:style-name="P14">Use the Bootstrap grid system to design responsive websites</text:p>
          </text:list-item>
          <text:list-item>
            <text:p text:style-name="P5">Add your own custom CSS classes to a Bootstrap based web project</text:p>
          </text:list-item>
        </text:list>
        <text:p text:style-name="Text_20_body"/>
        <text:h text:style-name="P22" text:outline-level="2">Responsive Design</text:h>
        <text:p text:style-name="P6"/>
        <text:p text:style-name="P6"/>
        <text:h text:style-name="P22" text:outline-level="2"><text:span text:style-name="T2">The Bootstrap Grid System</text:span></text:h>
        <text:p text:style-name="P6"/>
        <text:h text:style-name="P18" text:outline-level="3">Exercise 2 – Responsive Design &amp; Grid Systems</text:h>
        <text:p text:style-name="P11"/>
        <text:h text:style-name="P26" text:outline-level="2">Quiz 2 – Responsive Design &amp; Grid Systems</text:h>
        <text:p text:style-name="P11"/>
        <text:h text:style-name="P27"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ext:soft-page-break/>The exercises will concentrate on adding a responsive navigation bar to the website. At the end of this lesson, you will be able to:</text:p>
        <text:list xml:id="list746818640475102477" text:style-name="L3">
          <text:list-item>
            <text:p text:style-name="P15">Understand the need for navigation support in a web project</text:p>
          </text:list-item>
          <text:list-item>
            <text:p text:style-name="P15">Use the Bootstrap navigation features including the Navbar and breadcrumbs in providing navigation support in websites</text:p>
          </text:list-item>
          <text:list-item>
            <text:p text:style-name="P7">Use icon fonts for decorating your website with meaningful graphical elements</text:p>
          </text:list-item>
        </text:list>
        <text:p text:style-name="Text_20_body"/>
        <text:h text:style-name="P23" text:outline-level="2">Navigation and Navigation Bars</text:h>
        <text:p text:style-name="P8"/>
        <text:p text:style-name="P8"/>
        <text:h text:style-name="P24" text:outline-level="2"><text:span text:style-name="T1">The Bootstrap NavBar</text:span></text:h>
        <text:p text:style-name="P8"/>
        <text:h text:style-name="Heading_20_2" text:outline-level="2">Icon Fonts</text:h>
        <text:p text:style-name="Text_20_body"/>
        <text:h text:style-name="P17" text:outline-level="3">Exercise 3 – Navbar</text:h>
        <text:p text:style-name="P9"/>
        <text:h text:style-name="P25" text:outline-level="2">Quiz 3 – Navigation Bars</text:h>
        <text:p text:style-name="P10"/>
        <text:h text:style-name="P25" text:outline-level="2">Additional Resources</text:h>
      </text:section>
      <text:p text:style-name="Text_20_body"/>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5-12-31T08:45:27.164048000</dc:date>
    <meta:editing-duration>PT3M28S</meta:editing-duration>
    <meta:editing-cycles>5</meta:editing-cycles>
    <meta:generator>LibreOffice/4.4.3.2$MacOSX_X86_64 LibreOffice_project/88805f81e9fe61362df02b9941de8e38a9b5fd16</meta:generator>
    <meta:document-statistic meta:table-count="0" meta:image-count="0" meta:object-count="0" meta:page-count="3" meta:paragraph-count="32" meta:word-count="379" meta:character-count="2341" meta:non-whitespace-character-count="1999"/>
  </office:meta>
</office:document-meta>
</file>